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 style:list-style-name="">
      <style:paragraph-properties style:text-autospace="none"/>
      <style:text-properties fo:font-size="18pt" style:font-size-asian="18pt" style:font-size-complex="18pt"/>
    </style:style>
    <style:style style:name="P3" style:family="paragraph" style:parent-style-name="Standard"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5" style:family="paragraph" style:parent-style-name="Standard" style:list-style-name="">
      <style:paragraph-properties style:text-autospace="none"/>
      <style:text-properties fo:font-size="12pt" style:font-size-asian="12pt" style:font-size-complex="12pt"/>
    </style:style>
    <style:style style:name="T1" style:family="text">
      <style:text-properties style:font-name="Times New Roman1" style:font-name-asian="Times New Roman1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vent and the Second Coming</text:p>
      <text:p text:style-name="P1"/>
      <text:p text:style-name="P1"/>
      <text:p text:style-name="P3">But no true Christian has any right to count on dying. There is</text:p>
      <text:p text:style-name="P4">something that is more certain than death. There are some who will never</text:p>
      <text:p text:style-name="P4">die. Those who are alive and waiting for Christ when he comes, shall never</text:p>
      <text:p text:style-name="P5"><text:span text:style-name="T1">taste of death.</text:span></text:p>
      <text:p text:style-name="P5"><text:span text:style-name="T1"/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2-01T11:39:21.82</meta:creation-date>
    <meta:document-statistic meta:table-count="0" meta:image-count="0" meta:object-count="0" meta:page-count="1" meta:paragraph-count="5" meta:word-count="48" meta:character-count="252"/>
    <dc:date>2024-12-01T12:22:33.73</dc:date>
    <meta:editing-duration>PT28M1S</meta:editing-duration>
    <meta:editing-cycles>1</meta:editing-cycles>
    <meta:generator>OpenOffice/4.1.15$Win32 OpenOffice.org_project/4115m2$Build-9813</meta:generator>
  </office:meta>
</office:document-meta>
</file>